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rameters.removeTemporary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ameters.setParameter( String key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arameters.removeParamete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ameters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ameters.setTemporaryAttribute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arameters.getParamete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ameters.getTemporary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rameters.getTemporary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